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eting with snehal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dashgo meeting</text:p>
          </table:table-cell>
          <table:table-cell table:style-name="ce14"/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chart for itunes sales trends</text:p>
          </table:table-cell>
          <table:table-cell table:style-name="ce6" office:value-type="float" office:value="6">
            <text:p>6.00</text:p>
          </table:table-cell>
          <table:table-cell table:style-name="ce11" office:value-type="string">
            <text:p>tried to get the approach and to make change if data is not present but didint get the expected result</text:p>
          </table:table-cell>
          <table:table-cell table:style-name="ce14" office:value-type="string">
            <text:p>not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Bug4454 4446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fixed both the bugs and committed into cv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5">
          <table:table-cell table:style-name="ce2" office:value-type="string">
            <text:p>bug updation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verify all the bugs in DIY and changed thew status and also verify the bugs with deepika and jalendra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21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06T21:45:04</dc:date>
    <meta:editing-cycles>233</meta:editing-cycles>
    <meta:editing-duration>P25DT17H1S</meta:editing-duration>
    <meta:generator>BrOffice.org/3.3$Linux OpenOffice.org_project/330m20$Build-9567</meta:generator>
    <meta:document-statistic meta:table-count="1" meta:cell-count="20" meta:object-count="0"/>
  </office:meta>
</office:document-meta>
</file>